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Mono" fo:font-size="14pt" officeooo:paragraph-rsid="00158d8f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font-name="Liberation Mono" fo:font-size="16pt" officeooo:paragraph-rsid="00158d8f" style:font-size-asian="16pt" style:font-size-complex="16pt"/>
    </style:style>
    <style:style style:name="P3" style:family="paragraph" style:parent-style-name="Text_20_body">
      <style:paragraph-properties fo:text-align="end" style:justify-single-word="false"/>
      <style:text-properties style:font-name="Liberation Mono" fo:font-size="16pt" officeooo:paragraph-rsid="00158d8f" style:font-size-asian="16pt" style:font-size-complex="16pt"/>
    </style:style>
    <style:style style:name="P4" style:family="paragraph" style:parent-style-name="Text_20_body">
      <style:text-properties style:font-name="Liberation Mono" officeooo:paragraph-rsid="00142f59"/>
    </style:style>
    <style:style style:name="P5" style:family="paragraph" style:parent-style-name="Text_20_body">
      <style:text-properties officeooo:paragraph-rsid="001619fc"/>
    </style:style>
    <style:style style:name="P6" style:family="paragraph" style:parent-style-name="Heading_20_1" style:list-style-name="">
      <style:paragraph-properties fo:text-align="center" style:justify-single-word="false" fo:orphans="2" fo:widows="2"/>
      <style:text-properties style:font-name="Liberation Mono"/>
    </style:style>
    <style:style style:name="P7" style:family="paragraph" style:parent-style-name="Heading_20_1">
      <style:text-properties style:font-name="Liberation Mono" officeooo:rsid="001619fc" officeooo:paragraph-rsid="001619fc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Liberation Mono"/>
    </style:style>
    <style:style style:name="P9" style:family="paragraph" style:parent-style-name="Preformatted_20_Text">
      <style:paragraph-properties fo:text-align="center" style:justify-single-word="false"/>
      <style:text-properties style:font-name="Liberation Mono" fo:font-size="10.5pt" fo:language="uk" fo:country="UA" fo:font-weight="bold" style:font-size-asian="10.5pt" style:font-weight-asian="bold" style:font-size-complex="10.5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letter-spacing="normal" fo:language="uk" fo:country="UA" fo:font-style="normal" fo:font-weight="normal" officeooo:rsid="000c3162"/>
    </style:style>
    <style:style style:name="T2" style:family="text">
      <style:text-properties fo:font-variant="normal" fo:text-transform="none" fo:letter-spacing="normal" fo:language="uk" fo:country="UA" fo:font-style="normal" fo:font-weight="normal" officeooo:rsid="00158d8f"/>
    </style:style>
    <style:style style:name="T3" style:family="text">
      <style:text-properties fo:font-variant="normal" fo:text-transform="none" fo:letter-spacing="normal" fo:language="uk" fo:country="UA" fo:font-style="normal" fo:font-weight="normal" officeooo:rsid="0015e23d"/>
    </style:style>
    <style:style style:name="T4" style:family="text">
      <style:text-properties officeooo:rsid="001619fc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1619f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НІПРОВСЬКИЙ НАЦІОНАЛЬНИЙ УНІВЕРСИТЕТ ІМ. О.ГОНЧАРАФАКУЛЬТЕТ ПРИКЛАДНОЇ МАТЕМАТИКИКАФЕДРА ОБЧИСЛЮВАЛЬНОЇ МАТЕМАТИКИ ТА МЕТЕМАТИЧНОЇ КІБЕРНЕТИКИ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Лабораторна робота </text:span><text:span text:style-name="T2">№1<text:line-break/></text:span><text:span text:style-name="T1">«</text:span><text:span text:style-name="T2">Методи розв’язання задачі Коші</text:span><text:span text:style-name="T1">»<text:line-break/>з курсу «Методи обчислень </text:span><text:span text:style-name="T3">(дод. розділи)</text:span><text:span text:style-name="T1">»</text:span></text:p>
      <text:p text:style-name="P2"><text:span text:style-name="T1">Варіант </text:span><text:span text:style-name="T2">№9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1">Виконав:<text:line-break/>студент групи ПА-18-</text:span><text:span text:style-name="T2">2</text:span><text:span text:style-name="T1"><text:line-break/>Лобань Г.М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Дніпро, 2020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Оглавление</text:p>
          </text:index-title>
          <text:p text:style-name="P11"><text:a xlink:type="simple" xlink:href="#__RefHeading___Toc357_1997611456" text:style-name="Index_20_Link" text:visited-style-name="Index_20_Link">Постановка задачі<text:tab/>3</text:a></text:p>
          <text:p text:style-name="P11"><text:a xlink:type="simple" xlink:href="#__RefHeading___Toc359_1997611456" text:style-name="Index_20_Link" text:visited-style-name="Index_20_Link">Теорітична частина<text:tab/>3</text:a></text:p>
          <text:p text:style-name="P11"><text:a xlink:type="simple" xlink:href="#__RefHeading___Toc361_1997611456" text:style-name="Index_20_Link" text:visited-style-name="Index_20_Link">Практична частина<text:tab/>3</text:a></text:p>
        </text:index-body>
      </text:table-of-content>
      <text:h text:style-name="P6" text:outline-level="1"/>
      <text:h text:style-name="P8" text:outline-level="1"><text:bookmark-start text:name="__RefHeading___Toc357_1997611456"/>Постановка задачі<text:bookmark-end text:name="__RefHeading___Toc357_1997611456"/></text:h>
      <text:p text:style-name="Standard"/>
      <text:h text:style-name="P7" text:outline-level="1"><text:bookmark-start text:name="__RefHeading___Toc359_1997611456"/>1. Основні теоретичні частини<text:bookmark-end text:name="__RefHeading___Toc359_1997611456"/></text:h>
      <text:p text:style-name="P4"/>
      <text:h text:style-name="Heading_20_1" text:outline-level="1"><text:bookmark-start text:name="__RefHeading___Toc361_1997611456"/>2. Чисельний експеримент та аналіз результатів<text:bookmark-end text:name="__RefHeading___Toc361_1997611456"/></text:h>
      <text:p text:style-name="Text_20_body"/>
      <text:h text:style-name="P7" text:outline-level="1">Висновки</text:h>
      <text:p text:style-name="P5"><text:span text:style-name="T6"/></text:p>
      <text:h text:style-name="Heading_20_1" text:outline-level="1">Перелік використанних джерел</text:h>
      <text:p text:style-name="Text_20_body"/>
      <text:h text:style-name="Heading_20_1" text:outline-level="1">Додаток. Код програми.</text:h>
      <text:p text:style-name="P5"><text:span text:style-name="T6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Mono" fo:font-family="'Liberation Mono'" style:font-family-generic="modern" style:font-pitch="fixed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language="uk" fo:country="UA" fo:hyphenate="false" fo:hyphenation-remain-char-count="2" fo:hyphenation-push-char-count="2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Mono" fo:font-family="'Liberation Mono'" style:font-family-generic="modern" style:font-pitch="fixed" fo:font-size="130%" fo:font-weight="bold" officeooo:rsid="001619fc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>
      <style:paragraph-properties fo:margin-left="0in" fo:margin-right="0in" fo:text-align="start" style:justify-single-word="false" fo:hyphenation-ladder-count="no-limit" fo:text-indent="0in" style:auto-text-indent="false" fo:padding="0.0201in" fo:border="none" style:text-autospace="none"/>
      <style:text-properties fo:color="#000000" fo:language="uk" fo:country="U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0-10-11T13:18:38.691127720</dc:date>
    <meta:editing-cycles>55</meta:editing-cycles>
    <meta:editing-duration>PT2H19M29S</meta:editing-duration>
    <meta:generator>LibreOffice/6.1.5.2$Linux_X86_64 LibreOffice_project/10$Build-2</meta:generator>
    <meta:document-statistic meta:table-count="0" meta:image-count="0" meta:object-count="0" meta:page-count="3" meta:paragraph-count="15" meta:word-count="64" meta:character-count="521" meta:non-whitespace-character-count="472"/>
  </office:meta>
</office:document-meta>
</file>